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181" officeooo:paragraph-rsid="00021181"/>
    </style:style>
    <style:style style:name="P2" style:family="paragraph" style:parent-style-name="Standard">
      <style:text-properties fo:font-weight="bold" officeooo:rsid="00021181" officeooo:paragraph-rsid="00021181" style:font-weight-asian="bold" style:font-weight-complex="bold"/>
    </style:style>
    <style:style style:name="P3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P4" style:family="paragraph" style:parent-style-name="Standard">
      <style:text-properties officeooo:rsid="00021181" officeooo:paragraph-rsid="00021181"/>
    </style:style>
    <style:style style:name="P5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T1" style:family="text">
      <style:text-properties officeooo:rsid="0004ac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<text:span text:style-name="T1">3</text:span></text:p>
      <text:p text:style-name="P1">EXPERIMENT NAME: <text:span text:style-name="T1">RECURSIVE DESCENT PARSER</text:span></text:p>
      <text:p text:style-name="P1">NAME: KIRAN S BALIGA</text:p>
      <text:p text:style-name="P1">DATE: <text:span text:style-name="T1">17</text:span>-<text:span text:style-name="T1">10</text:span>-2022</text:p>
      <text:p text:style-name="P1"/>
      <text:p text:style-name="P2">PROGRAM</text:p>
      <text:p text:style-name="P1"/>
      <text:p text:style-name="P1">#include&lt;stdio.h&gt;</text:p>
      <text:p text:style-name="P1">#include&lt;string.h&gt;</text:p>
      <text:p text:style-name="P1">#include&lt;ctype.h&gt;</text:p>
      <text:p text:style-name="P1"/>
      <text:p text:style-name="P1">char input[10];</text:p>
      <text:p text:style-name="P1">int i, err;</text:p>
      <text:p text:style-name="P1"/>
      <text:p text:style-name="P1">void E() {</text:p>
      <text:p text:style-name="P1"><text:tab/>T();</text:p>
      <text:p text:style-name="P1"><text:tab/>Eprime();</text:p>
      <text:p text:style-name="P1">}</text:p>
      <text:p text:style-name="P1"/>
      <text:p text:style-name="P1">void Eprime() {</text:p>
      <text:p text:style-name="P1"><text:tab/>if (input[i] == '+') {</text:p>
      <text:p text:style-name="P1"><text:s text:c="4"/><text:tab/><text:tab/>i++;</text:p>
      <text:p text:style-name="P1"><text:s text:c="4"/><text:tab/><text:tab/>T();</text:p>
      <text:p text:style-name="P1"><text:s text:c="4"/><text:tab/><text:tab/>Eprime();</text:p>
      <text:p text:style-name="P1"><text:s text:c="2"/><text:tab/>}</text:p>
      <text:p text:style-name="P1">}</text:p>
      <text:p text:style-name="P1"/>
      <text:p text:style-name="P1">void T() {</text:p>
      <text:p text:style-name="P1"><text:s text:c="2"/>F();</text:p>
      <text:p text:style-name="P1"><text:s text:c="2"/>Tprime();</text:p>
      <text:p text:style-name="P1">}</text:p>
      <text:p text:style-name="P1"/>
      <text:p text:style-name="P1">void Tprime() {</text:p>
      <text:p text:style-name="P1"><text:s text:c="2"/>if (input[i] == '*') {</text:p>
      <text:p text:style-name="P1"><text:s text:c="4"/>i++;</text:p>
      <text:p text:style-name="P1"><text:s text:c="4"/>F();</text:p>
      <text:p text:style-name="P1"><text:s text:c="4"/>Tprime();</text:p>
      <text:p text:style-name="P1"><text:s text:c="2"/>}</text:p>
      <text:p text:style-name="P1">}</text:p>
      <text:p text:style-name="P1"/>
      <text:p text:style-name="P1">void F() {</text:p>
      <text:p text:style-name="P1"><text:s text:c="2"/>if (isalnum(input[i])) </text:p>
      <text:p text:style-name="P1"><text:s text:c="2"/><text:tab/>i++;</text:p>
      <text:p text:style-name="P1"><text:s text:c="2"/>else if (input[i] == '(') {</text:p>
      <text:p text:style-name="P1"><text:s text:c="4"/>i++;</text:p>
      <text:p text:style-name="P1"><text:s text:c="4"/>E();</text:p>
      <text:p text:style-name="P1"><text:s text:c="4"/>if (input[i] == ')')</text:p>
      <text:p text:style-name="P1"><text:s text:c="6"/>i++;</text:p>
      <text:p text:style-name="P1"><text:s text:c="4"/>else err = 1;</text:p>
      <text:p text:style-name="P1"><text:s text:c="2"/>} </text:p>
      <text:p text:style-name="P1"><text:s text:c="2"/>else err = 1;</text:p>
      <text:p text:style-name="P1">}</text:p>
      <text:p text:style-name="P1"><text:soft-page-break/></text:p>
      <text:p text:style-name="P1">void main() {</text:p>
      <text:p text:style-name="P1"><text:tab/>i = 0;</text:p>
      <text:p text:style-name="P1"><text:tab/>err = 0;</text:p>
      <text:p text:style-name="P1"><text:tab/>printf("Enter an expression : ");</text:p>
      <text:p text:style-name="P1"><text:tab/>gets(input);</text:p>
      <text:p text:style-name="P1"><text:tab/>E();</text:p>
      <text:p text:style-name="P1"><text:tab/>if (strlen(input) == i &amp;&amp; err == 0)</text:p>
      <text:p text:style-name="P1"><text:tab/><text:tab/>printf("%s is accepted\n",input);</text:p>
      <text:p text:style-name="P1"><text:tab/>else</text:p>
      <text:p text:style-name="P1"><text:tab/><text:tab/>printf("%s is rejected\n",input);</text:p>
      <text:p text:style-name="P1">}</text:p>
      <text:p text:style-name="P1"/>
      <text:p text:style-name="P1"/>
      <text:p text:style-name="P2">OUTPUT</text:p>
      <text:p text:style-name="P3"/>
      <text:p text:style-name="P3">Enter an expression : i*i</text:p>
      <text:p text:style-name="P3">i*i is accepted</text:p>
      <text:p text:style-name="P3"/>
      <text:p text:style-name="P3">Enter an expression : (i+i)*(i+i) </text:p>
      <text:p text:style-name="P3">(i+i)*(i+i) is accepted</text:p>
      <text:p text:style-name="P3"/>
      <text:p text:style-name="P3">Enter an expression : i++</text:p>
      <text:p text:style-name="P3">i++ is rejected</text:p>
      <text:p text:style-name="P3"/>
      <text:p text:style-name="P3">Enter an expression : i+i*i</text:p>
      <text:p text:style-name="P3">i+i*i is accepted</text:p>
      <text:p text:style-name="P3"/>
      <text:p text:style-name="P3">Enter an expression : i++i</text:p>
      <text:p text:style-name="P3">i++i is rejected</text:p>
      <text:p text:style-name="P3"/>
      <text:p text:style-name="P3">Enter an expression : ii</text:p>
      <text:p text:style-name="P3">ii is reject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7:19.494499186</meta:creation-date>
    <meta:print-date>2022-09-29T15:36:20.359301719</meta:print-date>
    <dc:date>2022-10-17T13:37:11.764422993</dc:date>
    <meta:editing-duration>PT5M23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2" meta:paragraph-count="68" meta:word-count="171" meta:character-count="1000" meta:non-whitespace-character-count="806"/>
  </office:meta>
</office:document-meta>
</file>